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5-10-2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1968" calcext:value-type="float">
            <text:p>90.4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5-07-2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15248" calcext:value-type="float">
            <text:p>97.6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5-05-2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78968" calcext:value-type="float">
            <text:p>89.2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49" calcext:value-type="float">
            <text:p>87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4-11-15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4-07-15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4208" calcext:value-type="float">
            <text:p>92.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4-04-18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4-02-2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1792" calcext:value-type="float">
            <text:p>88.2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3-07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7864" calcext:value-type="float">
            <text:p>92.6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3-04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25272" calcext:value-type="float">
            <text:p>89.4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3-02-1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85064" calcext:value-type="float">
            <text:p>89.2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2-04-26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608" calcext:value-type="float">
            <text:p>90.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2-02-17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8688" calcext:value-type="float">
            <text:p>90.8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1-10-21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58488" calcext:value-type="float">
            <text:p>93.05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1-07-29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8048" calcext:value-type="float">
            <text:p>95.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1-04-29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5664" calcext:value-type="float">
            <text:p>90.2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1-03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3312" calcext:value-type="float">
            <text:p>88.9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0-10-2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64384" calcext:value-type="float">
            <text:p>91.4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20-02-19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08536" calcext:value-type="float">
            <text:p>88.1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9-07-09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1584" calcext:value-type="float">
            <text:p>88.1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9-04-30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73312" calcext:value-type="float">
            <text:p>85.1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9-02-2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185504" calcext:value-type="float">
            <text:p>85.1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8-10-16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8824" calcext:value-type="float">
            <text:p>88.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8-07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78056" calcext:value-type="float">
            <text:p>88.0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8-04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445352" calcext:value-type="float">
            <text:p>82.4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8-02-13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83624" calcext:value-type="float">
            <text:p>85.3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7-10-1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4448" calcext:value-type="float">
            <text:p>87.4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7-06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2392" calcext:value-type="float">
            <text:p>85.4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7-04-1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57288" calcext:value-type="float">
            <text:p>83.4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7-02-1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792568" calcext:value-type="float">
            <text:p>83.7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6-10-26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41864" calcext:value-type="float">
            <text:p>86.5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6-07-1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89208" calcext:value-type="float">
            <text:p>87.38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6-04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701384" calcext:value-type="float">
            <text:p>82.7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6-02-1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0184" calcext:value-type="float">
            <text:p>83.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2015-10-2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4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008" calcext:value-type="float">
            <text:p>82.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4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4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768" calcext:value-type="float">
            <text:p>81.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4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4-05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4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4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192" calcext:value-type="float">
            <text:p>77.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3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72" calcext:value-type="float">
            <text:p>80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16" calcext:value-type="float">
            <text:p>81.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2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1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1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576" calcext:value-type="float">
            <text:p>79.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1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52" calcext:value-type="float">
            <text:p>75.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1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1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1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12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52" calcext:value-type="float">
            <text:p>73.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08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384" calcext:value-type="float">
            <text:p>78.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90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9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08" calcext:value-type="float">
            <text:p>74.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8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4" calcext:value-type="float">
            <text:p>77.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6" calcext:value-type="float">
            <text:p>74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7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6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6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6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6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04" calcext:value-type="float">
            <text:p>67.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664" calcext:value-type="float">
            <text:p>74.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" calcext:value-type="float">
            <text:p>68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416" calcext:value-type="float">
            <text:p>66.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5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328" calcext:value-type="float">
            <text:p>71.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96" calcext:value-type="float">
            <text:p>69.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68" calcext:value-type="float">
            <text:p>65.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64" calcext:value-type="float">
            <text:p>66.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128" calcext:value-type="float">
            <text:p>64.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4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72" calcext:value-type="float">
            <text:p>65.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56" calcext:value-type="float">
            <text:p>67.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3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2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984" calcext:value-type="float">
            <text:p>63.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76" calcext:value-type="float">
            <text:p>72.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08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06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224" calcext:value-type="float">
            <text:p>64.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176" calcext:value-type="float">
            <text:p>64.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09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032" calcext:value-type="float">
            <text:p>63.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80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1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9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552" calcext:value-type="float">
            <text:p>60.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168" calcext:value-type="float">
            <text:p>58.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8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936" calcext:value-type="float">
            <text:p>63.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216" calcext:value-type="float">
            <text:p>58.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7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6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6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6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6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5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5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5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5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5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5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5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5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5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584" calcext:value-type="float">
            <text:p>48.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3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2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248" calcext:value-type="float">
            <text:p>46.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4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03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0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672" calcext:value-type="float">
            <text:p>42.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3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2-12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2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2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2-09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2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2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2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2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2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08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24" calcext:value-type="float">
            <text:p>49.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1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624" calcext:value-type="float">
            <text:p>42.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70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44" calcext:value-type="float">
            <text:p>47.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8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5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008" calcext:value-type="float">
            <text:p>44.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5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76" calcext:value-type="float">
            <text:p>41.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9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8-1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8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8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8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8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8-07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8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8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8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1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7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7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5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7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1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12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9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432" calcext:value-type="float">
            <text:p>40.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8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384" calcext:value-type="float">
            <text:p>40.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88" calcext:value-type="float">
            <text:p>39.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92" calcext:value-type="float">
            <text:p>39.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5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6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1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10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616" calcext:value-type="float">
            <text:p>35.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9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8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8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12" calcext:value-type="float">
            <text:p>36.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7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68" calcext:value-type="float">
            <text:p>35.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6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5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5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10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9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52" calcext:value-type="float">
            <text:p>35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8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4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3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2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1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60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9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8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7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03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6-0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5-1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5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RR0001719</text:p>
          </table:table-cell>
          <table:table-cell office:value-type="string" calcext:value-type="string">
            <text:p>04N/27E-05ABB</text:p>
          </table:table-cell>
          <table:table-cell office:value-type="string" calcext:value-type="string">
            <text:p>1955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50" meta:object-count="0"/>
    <meta:user-defined meta:name="AppVersion">3.0</meta:user-defined>
  </office:meta>
</office:document-meta>
</file>